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1"># smartmirror.py</text:span></text:p>
      <text:p text:style-name="P1"><text:span text:style-name="T1"># requirements</text:span></text:p>
      <text:p text:style-name="P1"><text:span text:style-name="T1"># requests, feedparser, traceback, Pillow</text:span></text:p>
      <text:p text:style-name="P1"><text:span text:style-name="T1"/></text:p>
      <text:p text:style-name="P1"><text:span text:style-name="T1">from Tkinter import *</text:span></text:p>
      <text:p text:style-name="P1"><text:span text:style-name="T1">import locale</text:span></text:p>
      <text:p text:style-name="P1"><text:span text:style-name="T1">import threading</text:span></text:p>
      <text:p text:style-name="P1"><text:span text:style-name="T1">import time</text:span></text:p>
      <text:p text:style-name="P1"><text:span text:style-name="T1">import requests</text:span></text:p>
      <text:p text:style-name="P1"><text:span text:style-name="T1">import json</text:span></text:p>
      <text:p text:style-name="P1"><text:span text:style-name="T1">import traceback</text:span></text:p>
      <text:p text:style-name="P1"><text:span text:style-name="T1">import feedparser</text:span></text:p>
      <text:p text:style-name="P1"><text:span text:style-name="T1"/></text:p>
      <text:p text:style-name="P1"><text:span text:style-name="T1">from PIL import Image, ImageTk</text:span></text:p>
      <text:p text:style-name="P1"><text:span text:style-name="T1">from contextlib import contextmanager</text:span></text:p>
      <text:p text:style-name="P1"><text:span text:style-name="T1"/></text:p>
      <text:p text:style-name="P1"><text:span text:style-name="T1">LOCALE_LOCK = threading.Lock()</text:span></text:p>
      <text:p text:style-name="P1"><text:span text:style-name="T1"/></text:p>
      <text:p text:style-name="P1"><text:span text:style-name="T1">ui_locale = '' # e.g. 'fr_FR' fro French, '' as default</text:span></text:p>
      <text:p text:style-name="P1"><text:span text:style-name="T1">time_format = 12 # 12 or 24</text:span></text:p>
      <text:p text:style-name="P1"><text:span text:style-name="T1">date_format = "%b %d, %Y" # check python doc for strftime() for options</text:span></text:p>
      <text:p text:style-name="P1"><text:span text:style-name="T1">news_country_code = 'us'</text:span></text:p>
      <text:p text:style-name="P1"><text:span text:style-name="T1">weather_api_token = '&lt;TOKEN&gt;' # create account at<text:s/></text:span><text:a xlink:href="https://darksky.net/dev/"><text:span text:style-name="T2">https://darksky.net/dev/</text:span></text:a><text:span text:style-name="T3"/></text:p>
      <text:p text:style-name="P1"><text:span text:style-name="T3">weather_lang = 'en' # see<text:s/></text:span><text:a xlink:href="https://darksky.net/dev/docs/forecast"><text:span text:style-name="T4">https://darksky.net/dev/docs/forecast</text:span></text:a><text:span text:style-name="T5"><text:s/>for full list of language parameters values</text:span></text:p>
      <text:p text:style-name="P1"><text:span text:style-name="T5">weather_unit = 'us' # see<text:s/></text:span><text:a xlink:href="https://darksky.net/dev/docs/forecast"><text:span text:style-name="T6">https://darksky.net/dev/docs/forecast</text:span></text:a><text:span text:style-name="T7"><text:s/>for full list of unit parameters values</text:span></text:p>
      <text:p text:style-name="P1"><text:span text:style-name="T7">latitude = None # Set this if IP location lookup does not work for you (must be a string)</text:span></text:p>
      <text:p text:style-name="P1"><text:span text:style-name="T7">longitude = None # Set this if IP location lookup does not work for you (must be a string)</text:span></text:p>
      <text:p text:style-name="P1"><text:span text:style-name="T7">xlarge_text_size = 94</text:span></text:p>
      <text:p text:style-name="P1"><text:span text:style-name="T7">large_text_size = 48</text:span></text:p>
      <text:p text:style-name="P1"><text:span text:style-name="T7">medium_text_size = 28</text:span></text:p>
      <text:p text:style-name="P1"><text:span text:style-name="T7">small_text_size = 18</text:span></text:p>
      <text:p text:style-name="P1"><text:span text:style-name="T7"/></text:p>
      <text:p text:style-name="P1"><text:span text:style-name="T7">@contextmanager</text:span></text:p>
      <text:p text:style-name="P1"><text:span text:style-name="T7">def setlocale(name): #thread proof function to work with locale</text:span></text:p>
      <text:p text:style-name="P1"><text:span text:style-name="T7"><text:s text:c="4"/>with LOCALE_LOCK:</text:span></text:p>
      <text:p text:style-name="P1"><text:span text:style-name="T7"><text:s text:c="8"/>saved = locale.setlocale(locale.LC_ALL)</text:span></text:p>
      <text:p text:style-name="P1"><text:span text:style-name="T7"><text:s text:c="8"/>try:</text:span></text:p>
      <text:p text:style-name="P1"><text:span text:style-name="T7"><text:s text:c="12"/>yield locale.setlocale(locale.LC_ALL, name)</text:span></text:p>
      <text:p text:style-name="P1"><text:span text:style-name="T7"><text:s text:c="8"/>finally:</text:span></text:p>
      <text:p text:style-name="P1"><text:span text:style-name="T7"><text:s text:c="12"/>locale.setlocale(locale.LC_ALL, saved)</text:span></text:p>
      <text:p text:style-name="P1"><text:span text:style-name="T7"/></text:p>
      <text:p text:style-name="P1"><text:span text:style-name="T7"># maps open weather icons to</text:span></text:p>
      <text:p text:style-name="P1"><text:span text:style-name="T7"># icon reading is not impacted by the 'lang' parameter</text:span></text:p>
      <text:p text:style-name="P1"><text:span text:style-name="T7">icon_lookup = {</text:span></text:p>
      <text:p text:style-name="P1"><text:span text:style-name="T7"><text:s text:c="4"/>'clear-day': "assets/Sun.png",<text:s text:c="2"/># clear sky day</text:span></text:p>
      <text:p text:style-name="P1"><text:span text:style-name="T7"><text:s text:c="4"/>'wind': "assets/Wind.png",<text:s text:c="3"/>#wind</text:span></text:p>
      <text:p text:style-name="P1"><text:span text:style-name="T7"><text:s text:c="4"/>'cloudy': "assets/Cloud.png",<text:s text:c="2"/># cloudy day</text:span></text:p>
      <text:p text:style-name="P1"><text:span text:style-name="T7"><text:s text:c="4"/>'partly-cloudy-day': "assets/PartlySunny.png",<text:s text:c="2"/># partly cloudy day</text:span></text:p>
      <text:p text:style-name="P1"><text:span text:style-name="T7"><text:s text:c="4"/>'rain': "assets/Rain.png",<text:s text:c="2"/># rain day</text:span></text:p>
      <text:p text:style-name="P1"><text:span text:style-name="T7"><text:s text:c="4"/>'snow': "assets/Snow.png",<text:s text:c="2"/># snow day</text:span></text:p>
      <text:p text:style-name="P1"><text:span text:style-name="T7"><text:s text:c="4"/>'snow-thin': "assets/Snow.png",<text:s text:c="2"/># sleet day</text:span></text:p>
      <text:p text:style-name="P1"><text:span text:style-name="T7"><text:s text:c="4"/>'fog': "assets/Haze.png",<text:s text:c="2"/># fog day</text:span></text:p>
      <text:p text:style-name="P1"><text:span text:style-name="T7"><text:s text:c="4"/>'clear-night': "assets/Moon.png",<text:s text:c="2"/># clear sky night</text:span></text:p>
      <text:p text:style-name="P1"><text:span text:style-name="T7"><text:s text:c="4"/>'partly-cloudy-night': "assets/PartlyMoon.png",<text:s text:c="2"/># scattered clouds night</text:span></text:p>
      <text:p text:style-name="P1"><text:span text:style-name="T7"><text:s text:c="4"/>'thunderstorm': "assets/Storm.png",<text:s text:c="2"/># thunderstorm</text:span></text:p>
      <text:p text:style-name="P1"><text:span text:style-name="T7"><text:s text:c="4"/>'tornado': "assests/Tornado.png",<text:s text:c="4"/># tornado</text:span></text:p>
      <text:p text:style-name="P1"><text:span text:style-name="T7"><text:s text:c="4"/>'hail': "assests/Hail.png"<text:s text:c="2"/># hail</text:span></text:p>
      <text:p text:style-name="P1"><text:span text:style-name="T7">}</text:span></text:p>
      <text:p text:style-name="P1"><text:span text:style-name="T7"/></text:p>
      <text:p text:style-name="P1"><text:span text:style-name="T7"/></text:p>
      <text:p text:style-name="P1"><text:span text:style-name="T7">class Clock(Frame):</text:span></text:p>
      <text:p text:style-name="P1"><text:span text:style-name="T7"><text:s text:c="4"/>def __init__(self, parent, *args, **kwargs):</text:span></text:p>
      <text:p text:style-name="P1"><text:span text:style-name="T7"><text:s text:c="8"/>Frame.__init__(self, parent, bg='black')</text:span></text:p>
      <text:p text:style-name="P1"><text:span text:style-name="T7"><text:s text:c="8"/># initialize time label</text:span></text:p>
      <text:p text:style-name="P1"><text:span text:style-name="T7"><text:s text:c="8"/>self.time1 = ''</text:span></text:p>
      <text:p text:style-name="P1"><text:span text:style-name="T7"><text:s text:c="8"/>self.timeLbl = Label(self, font=('Helvetica', large_text_size), fg="white", bg="black")</text:span></text:p>
      <text:p text:style-name="P1"><text:span text:style-name="T7"><text:s text:c="8"/>self.timeLbl.pack(side=TOP, anchor=E)</text:span></text:p>
      <text:p text:style-name="P1"><text:span text:style-name="T7"><text:s text:c="8"/># initialize day of week</text:span></text:p>
      <text:p text:style-name="P1"><text:span text:style-name="T7"><text:s text:c="8"/>self.day_of_week1 = ''</text:span></text:p>
      <text:p text:style-name="P1"><text:span text:style-name="T7"><text:s text:c="8"/>self.dayOWLbl = Label(self, text=self.day_of_week1, font=('Helvetica', small_text_size), fg="white", bg="black")</text:span></text:p>
      <text:p text:style-name="P1"><text:span text:style-name="T7"><text:s text:c="8"/>self.dayOWLbl.pack(side=TOP, anchor=E)</text:span></text:p>
      <text:p text:style-name="P1"><text:span text:style-name="T7"><text:s text:c="8"/># initialize date label</text:span></text:p>
      <text:p text:style-name="P1"><text:span text:style-name="T7"><text:s text:c="8"/>self.date1 = ''</text:span></text:p>
      <text:p text:style-name="P1"><text:span text:style-name="T7"><text:s text:c="8"/>self.dateLbl = Label(self, text=self.date1, font=('Helvetica', small_text_size), fg="white", bg="black")</text:span></text:p>
      <text:p text:style-name="P1"><text:span text:style-name="T7"><text:s text:c="8"/>self.dateLbl.pack(side=TOP, anchor=E)</text:span></text:p>
      <text:p text:style-name="P1"><text:span text:style-name="T7"><text:s text:c="8"/>self.tick()</text:span></text:p>
      <text:p text:style-name="P1"><text:span text:style-name="T7"/></text:p>
      <text:p text:style-name="P1"><text:span text:style-name="T7"><text:s text:c="4"/>def tick(self):</text:span></text:p>
      <text:p text:style-name="P1"><text:span text:style-name="T7"><text:s text:c="8"/>with setlocale(ui_locale):</text:span></text:p>
      <text:p text:style-name="P1"><text:span text:style-name="T7"><text:s text:c="12"/>if time_format == 12:</text:span></text:p>
      <text:p text:style-name="P1"><text:span text:style-name="T7"><text:s text:c="16"/>time2 = time.strftime('%I:%M %p') #hour in 12h format</text:span></text:p>
      <text:p text:style-name="P1"><text:span text:style-name="T7"><text:s text:c="12"/>else:</text:span></text:p>
      <text:p text:style-name="P1"><text:span text:style-name="T7"><text:s text:c="16"/>time2 = time.strftime('%H:%M') #hour in 24h format</text:span></text:p>
      <text:p text:style-name="P1"><text:span text:style-name="T7"/></text:p>
      <text:p text:style-name="P1"><text:span text:style-name="T7"><text:s text:c="12"/>day_of_week2 = time.strftime('%A')</text:span></text:p>
      <text:p text:style-name="P1"><text:span text:style-name="T7"><text:s text:c="12"/>date2 = time.strftime(date_format)</text:span></text:p>
      <text:p text:style-name="P1"><text:span text:style-name="T7"><text:s text:c="12"/># if time string has changed, update it</text:span></text:p>
      <text:p text:style-name="P1"><text:span text:style-name="T7"><text:s text:c="12"/>if time2 != self.time1:</text:span></text:p>
      <text:p text:style-name="P1"><text:span text:style-name="T7"><text:s text:c="16"/>self.time1 = time2</text:span></text:p>
      <text:p text:style-name="P1"><text:span text:style-name="T7"><text:s text:c="16"/>self.timeLbl.config(text=time2)</text:span></text:p>
      <text:p text:style-name="P1"><text:span text:style-name="T7"><text:s text:c="12"/>if day_of_week2 != self.day_of_week1:</text:span></text:p>
      <text:p text:style-name="P1"><text:span text:style-name="T7"><text:s text:c="16"/>self.day_of_week1 = day_of_week2</text:span></text:p>
      <text:p text:style-name="P1"><text:span text:style-name="T7"><text:s text:c="16"/>self.dayOWLbl.config(text=day_of_week2)</text:span></text:p>
      <text:p text:style-name="P1"><text:span text:style-name="T7"><text:s text:c="12"/>if date2 != self.date1:</text:span></text:p>
      <text:p text:style-name="P1"><text:span text:style-name="T7"><text:s text:c="16"/>self.date1 = date2</text:span></text:p>
      <text:p text:style-name="P1"><text:span text:style-name="T7"><text:s text:c="16"/>self.dateLbl.config(text=date2)</text:span></text:p>
      <text:p text:style-name="P1"><text:span text:style-name="T7"><text:s text:c="12"/># calls itself every 200 milliseconds</text:span></text:p>
      <text:p text:style-name="P1"><text:span text:style-name="T7"><text:s text:c="12"/># to update the time display as needed</text:span></text:p>
      <text:p text:style-name="P1"><text:span text:style-name="T7"><text:s text:c="12"/># could use &gt;200 ms, but display gets jerky</text:span></text:p>
      <text:p text:style-name="P1"><text:span text:style-name="T7"><text:s text:c="12"/>self.timeLbl.after(200, self.tick)</text:span></text:p>
      <text:p text:style-name="P1"><text:span text:style-name="T7"/></text:p>
      <text:p text:style-name="P1"><text:span text:style-name="T7"/></text:p>
      <text:p text:style-name="P1"><text:span text:style-name="T7">class Weather(Frame):</text:span></text:p>
      <text:p text:style-name="P1"><text:span text:style-name="T7"><text:s text:c="4"/>def __init__(self, parent, *args, **kwargs):</text:span></text:p>
      <text:p text:style-name="P1"><text:span text:style-name="T7"><text:s text:c="8"/>Frame.__init__(self, parent, bg='black')</text:span></text:p>
      <text:p text:style-name="P1"><text:span text:style-name="T7"><text:s text:c="8"/>self.temperature = ''</text:span></text:p>
      <text:p text:style-name="P1"><text:span text:style-name="T7"><text:s text:c="8"/>self.forecast = ''</text:span></text:p>
      <text:p text:style-name="P1"><text:span text:style-name="T7"><text:s text:c="8"/>self.location = ''</text:span></text:p>
      <text:p text:style-name="P1"><text:span text:style-name="T7"><text:s text:c="8"/>self.currently = ''</text:span></text:p>
      <text:p text:style-name="P1"><text:span text:style-name="T7"><text:s text:c="8"/>self.icon = ''</text:span></text:p>
      <text:p text:style-name="P1"><text:span text:style-name="T7"><text:s text:c="8"/>self.degreeFrm = Frame(self, bg="black")</text:span></text:p>
      <text:p text:style-name="P1"><text:span text:style-name="T7"><text:s text:c="8"/>self.degreeFrm.pack(side=TOP, anchor=W)</text:span></text:p>
      <text:p text:style-name="P1"><text:span text:style-name="T7"><text:s text:c="8"/>self.temperatureLbl = Label(self.degreeFrm, font=('Helvetica', xlarge_text_size), fg="white", bg="black")</text:span></text:p>
      <text:p text:style-name="P1"><text:span text:style-name="T7"><text:s text:c="8"/>self.temperatureLbl.pack(side=LEFT, anchor=N)</text:span></text:p>
      <text:p text:style-name="P1"><text:span text:style-name="T7"><text:s text:c="8"/>self.iconLbl = Label(self.degreeFrm, bg="black")</text:span></text:p>
      <text:p text:style-name="P1"><text:span text:style-name="T7"><text:s text:c="8"/>self.iconLbl.pack(side=LEFT, anchor=N, padx=20)</text:span></text:p>
      <text:p text:style-name="P1"><text:span text:style-name="T7"><text:s text:c="8"/>self.currentlyLbl = Label(self, font=('Helvetica', medium_text_size), fg="white", bg="black")</text:span></text:p>
      <text:p text:style-name="P1"><text:span text:style-name="T7"><text:s text:c="8"/>self.currentlyLbl.pack(side=TOP, anchor=W)</text:span></text:p>
      <text:p text:style-name="P1"><text:span text:style-name="T7"><text:s text:c="8"/>self.forecastLbl = Label(self, font=('Helvetica', small_text_size), fg="white", bg="black")</text:span></text:p>
      <text:p text:style-name="P1"><text:span text:style-name="T7"><text:s text:c="8"/>self.forecastLbl.pack(side=TOP, anchor=W)</text:span></text:p>
      <text:p text:style-name="P1"><text:span text:style-name="T7"><text:s text:c="8"/>self.locationLbl = Label(self, font=('Helvetica', small_text_size), fg="white", bg="black")</text:span></text:p>
      <text:p text:style-name="P1"><text:span text:style-name="T7"><text:s text:c="8"/>self.locationLbl.pack(side=TOP, anchor=W)</text:span></text:p>
      <text:p text:style-name="P1"><text:span text:style-name="T7"><text:s text:c="8"/>self.get_weather()</text:span></text:p>
      <text:p text:style-name="P1"><text:span text:style-name="T7"/></text:p>
      <text:p text:style-name="P1"><text:span text:style-name="T7"><text:s text:c="4"/>def get_ip(self):</text:span></text:p>
      <text:p text:style-name="P1"><text:span text:style-name="T7"><text:s text:c="8"/>try:</text:span></text:p>
      <text:p text:style-name="P1"><text:span text:style-name="T7"><text:s text:c="12"/>ip_url = "</text:span><text:a xlink:href="http://jsonip.com/"><text:span text:style-name="T8">http://jsonip.com/</text:span></text:a><text:span text:style-name="T9">"</text:span></text:p>
      <text:p text:style-name="P1"><text:span text:style-name="T9"><text:s text:c="12"/>req = requests.get(ip_url)</text:span></text:p>
      <text:p text:style-name="P1"><text:span text:style-name="T9"><text:s text:c="12"/>ip_json = json.loads(req.text)</text:span></text:p>
      <text:p text:style-name="P1"><text:span text:style-name="T9"><text:s text:c="12"/>return ip_json['ip']</text:span></text:p>
      <text:p text:style-name="P1"><text:span text:style-name="T9"><text:s text:c="8"/>except Exception as e:</text:span></text:p>
      <text:p text:style-name="P1"><text:span text:style-name="T9"><text:s text:c="12"/>traceback.print_exc()</text:span></text:p>
      <text:p text:style-name="P1"><text:span text:style-name="T9"><text:s text:c="12"/>return "Error: %s. Cannot get ip." % e</text:span></text:p>
      <text:p text:style-name="P1"><text:span text:style-name="T9"/></text:p>
      <text:p text:style-name="P1"><text:span text:style-name="T9"><text:s text:c="4"/>def get_weather(self):</text:span></text:p>
      <text:p text:style-name="P1"><text:span text:style-name="T9"><text:s text:c="8"/>try:</text:span></text:p>
      <text:p text:style-name="P1"><text:span text:style-name="T9"/></text:p>
      <text:p text:style-name="P1"><text:span text:style-name="T9"><text:s text:c="12"/>if latitude is None and longitude is None:</text:span></text:p>
      <text:p text:style-name="P1"><text:span text:style-name="T9"><text:s text:c="16"/># get location</text:span></text:p>
      <text:p text:style-name="P1"><text:span text:style-name="T9"><text:s text:c="16"/>location_req_url = "</text:span><text:a xlink:href="http://freegeoip.net/json/%s"><text:span text:style-name="T10">http://freegeoip.net/json/%s</text:span></text:a><text:span text:style-name="T11">" % self.get_ip()</text:span></text:p>
      <text:p text:style-name="P1"><text:span text:style-name="T11"><text:s text:c="16"/>r = requests.get(location_req_url)</text:span></text:p>
      <text:p text:style-name="P1"><text:span text:style-name="T11"><text:s text:c="16"/>location_obj = json.loads(r.text)</text:span></text:p>
      <text:p text:style-name="P1"><text:span text:style-name="T11"/></text:p>
      <text:p text:style-name="P1"><text:span text:style-name="T11"><text:s text:c="16"/>lat = location_obj['latitude']</text:span></text:p>
      <text:p text:style-name="P1"><text:span text:style-name="T11"><text:s text:c="16"/>lon = location_obj['longitude']</text:span></text:p>
      <text:p text:style-name="P1"><text:span text:style-name="T11"/></text:p>
      <text:p text:style-name="P1"><text:span text:style-name="T11"><text:s text:c="16"/>location2 = "%s, %s" % (location_obj['city'], location_obj['region_code'])</text:span></text:p>
      <text:p text:style-name="P1"><text:span text:style-name="T11"/></text:p>
      <text:p text:style-name="P1"><text:span text:style-name="T11"><text:s text:c="16"/># get weather# requirements</text:span></text:p>
      <text:p text:style-name="P1"><text:span text:style-name="T11"># requests, feedparser, traceback, Pillow</text:span></text:p>
      <text:p text:style-name="P1"><text:span text:style-name="T11"/></text:p>
      <text:p text:style-name="P1"><text:span text:style-name="T11">from Tkinter import *</text:span></text:p>
      <text:p text:style-name="P1"><text:span text:style-name="T11">import locale</text:span></text:p>
      <text:p text:style-name="P1"><text:span text:style-name="T11">import threading</text:span></text:p>
      <text:p text:style-name="P1"><text:span text:style-name="T11">import time</text:span></text:p>
      <text:p text:style-name="P1"><text:span text:style-name="T11">import requests</text:span></text:p>
      <text:p text:style-name="P1"><text:span text:style-name="T11">import json</text:span></text:p>
      <text:p text:style-name="P1"><text:span text:style-name="T11">import traceback</text:span></text:p>
      <text:p text:style-name="P1"><text:span text:style-name="T11">import feedparser</text:span></text:p>
      <text:p text:style-name="P1"><text:span text:style-name="T11"/></text:p>
      <text:p text:style-name="P1"><text:span text:style-name="T11">from PIL import Image, ImageTk</text:span></text:p>
      <text:p text:style-name="P1"><text:span text:style-name="T11">from contextlib import contextmanager</text:span></text:p>
      <text:p text:style-name="P1"><text:span text:style-name="T11"/></text:p>
      <text:p text:style-name="P1"><text:span text:style-name="T11">LOCALE_LOCK = threading.Lock()</text:span></text:p>
      <text:p text:style-name="P1"><text:span text:style-name="T11"/></text:p>
      <text:p text:style-name="P1"><text:span text:style-name="T11">ui_locale = '' # e.g. 'fr_FR' fro French, '' as default</text:span></text:p>
      <text:p text:style-name="P1"><text:span text:style-name="T11">time_format = 12 # 12 or 24</text:span></text:p>
      <text:p text:style-name="P1"><text:span text:style-name="T11">date_format = "%b %d, %Y" # check python doc for strftime() for options</text:span></text:p>
      <text:p text:style-name="P1"><text:span text:style-name="T11">news_country_code = 'us'</text:span></text:p>
      <text:p text:style-name="P1"><text:span text:style-name="T11">weather_api_token = '&lt;TOKEN&gt;' # create account at<text:s/></text:span><text:a xlink:href="https://darksky.net/dev/"><text:span text:style-name="T12">https://darksky.net/dev/</text:span></text:a><text:span text:style-name="T13"/></text:p>
      <text:p text:style-name="P1"><text:span text:style-name="T13">weather_lang = 'en' # see<text:s/></text:span><text:a xlink:href="https://darksky.net/dev/docs/forecast"><text:span text:style-name="T14">https://darksky.net/dev/docs/forecast</text:span></text:a><text:span text:style-name="T15"><text:s/>for full list of language parameters values</text:span></text:p>
      <text:p text:style-name="P1"><text:span text:style-name="T15">weather_unit = 'us' # see<text:s/></text:span><text:a xlink:href="https://darksky.net/dev/docs/forecast"><text:span text:style-name="T16">https://darksky.net/dev/docs/forecast</text:span></text:a><text:span text:style-name="T17"><text:s/>for full list of unit parameters values</text:span></text:p>
      <text:p text:style-name="P1"><text:span text:style-name="T17">latitude = None # Set this if IP location lookup does not work for you (must be a string)</text:span></text:p>
      <text:p text:style-name="P1"><text:span text:style-name="T17">longitude = None # Set this if IP location lookup does not work for you (must be a string)</text:span></text:p>
      <text:p text:style-name="P1"><text:span text:style-name="T17">xlarge_text_size = 94</text:span></text:p>
      <text:p text:style-name="P1"><text:span text:style-name="T17">large_text_size = 48</text:span></text:p>
      <text:p text:style-name="P1"><text:span text:style-name="T17">medium_text_size = 28</text:span></text:p>
      <text:p text:style-name="P1"><text:span text:style-name="T17">small_text_size = 18</text:span></text:p>
      <text:p text:style-name="P1"><text:span text:style-name="T17"/></text:p>
      <text:p text:style-name="P1"><text:span text:style-name="T17">@contextmanager</text:span></text:p>
      <text:p text:style-name="P1"><text:span text:style-name="T17">def setlocale(name): #thread proof function to work with locale</text:span></text:p>
      <text:p text:style-name="P1"><text:span text:style-name="T17"><text:s text:c="4"/>with LOCALE_LOCK:</text:span></text:p>
      <text:p text:style-name="P1"><text:span text:style-name="T17"><text:s text:c="8"/>saved = locale.setlocale(locale.LC_ALL)</text:span></text:p>
      <text:p text:style-name="P1"><text:span text:style-name="T17"><text:s text:c="8"/>try:</text:span></text:p>
      <text:p text:style-name="P1"><text:span text:style-name="T17"><text:s text:c="12"/>yield locale.setlocale(locale.LC_ALL, name)</text:span></text:p>
      <text:p text:style-name="P1"><text:span text:style-name="T17"><text:s text:c="8"/>finally:</text:span></text:p>
      <text:p text:style-name="P1"><text:span text:style-name="T17"><text:s text:c="12"/>locale.setlocale(locale.LC_ALL, saved)</text:span></text:p>
      <text:p text:style-name="P1"><text:span text:style-name="T17"/></text:p>
      <text:p text:style-name="P1"><text:span text:style-name="T17"># maps open weather icons to</text:span></text:p>
      <text:p text:style-name="P1"><text:span text:style-name="T17"># icon reading is not impacted by the 'lang' parameter</text:span></text:p>
      <text:p text:style-name="P1"><text:span text:style-name="T17">icon_lookup = {</text:span></text:p>
      <text:p text:style-name="P1"><text:span text:style-name="T17"><text:s text:c="4"/>'clear-day': "assets/Sun.png",<text:s text:c="2"/># clear sky day</text:span></text:p>
      <text:p text:style-name="P1"><text:span text:style-name="T17"><text:s text:c="4"/>'wind': "assets/Wind.png",<text:s text:c="3"/>#wind</text:span></text:p>
      <text:p text:style-name="P1"><text:span text:style-name="T17"><text:s text:c="4"/>'cloudy': "assets/Cloud.png",<text:s text:c="2"/># cloudy day</text:span></text:p>
      <text:p text:style-name="P1"><text:span text:style-name="T17"><text:s text:c="4"/>'partly-cloudy-day': "assets/PartlySunny.png",<text:s text:c="2"/># partly cloudy day</text:span></text:p>
      <text:p text:style-name="P1"><text:span text:style-name="T17"><text:s text:c="4"/>'rain': "assets/Rain.png",<text:s text:c="2"/># rain day</text:span></text:p>
      <text:p text:style-name="P1"><text:span text:style-name="T17"><text:s text:c="4"/>'snow': "assets/Snow.png",<text:s text:c="2"/># snow day</text:span></text:p>
      <text:p text:style-name="P1"><text:span text:style-name="T17"><text:s text:c="4"/>'snow-thin': "assets/Snow.png",<text:s text:c="2"/># sleet day</text:span></text:p>
      <text:p text:style-name="P1"><text:span text:style-name="T17"><text:s text:c="4"/>'fog': "assets/Haze.png",<text:s text:c="2"/># fog day</text:span></text:p>
      <text:p text:style-name="P1"><text:span text:style-name="T17"><text:s text:c="4"/>'clear-night': "assets/Moon.png",<text:s text:c="2"/># clear sky night</text:span></text:p>
      <text:p text:style-name="P1"><text:span text:style-name="T17"><text:s text:c="4"/>'partly-cloudy-night': "assets/PartlyMoon.png",<text:s text:c="2"/># scattered clouds night</text:span></text:p>
      <text:p text:style-name="P1"><text:span text:style-name="T17"><text:s text:c="4"/>'thunderstorm': "assets/Storm.png",<text:s text:c="2"/># thunderstorm</text:span></text:p>
      <text:p text:style-name="P1"><text:span text:style-name="T17"><text:s text:c="4"/>'tornado': "assests/Tornado.png",<text:s text:c="4"/># tornado</text:span></text:p>
      <text:p text:style-name="P1"><text:span text:style-name="T17"><text:s text:c="4"/>'hail': "assests/Hail.png"<text:s text:c="2"/># hail</text:span></text:p>
      <text:p text:style-name="P1"><text:span text:style-name="T17">}</text:span></text:p>
      <text:p text:style-name="P1"><text:span text:style-name="T17"/></text:p>
      <text:p text:style-name="P1"><text:span text:style-name="T17"/></text:p>
      <text:p text:style-name="P1"><text:span text:style-name="T17">class Clock(Frame):</text:span></text:p>
      <text:p text:style-name="P1"><text:span text:style-name="T17"><text:s text:c="4"/>def __init__(self, parent, *args, **kwargs):</text:span></text:p>
      <text:p text:style-name="P1"><text:span text:style-name="T17"><text:s text:c="8"/>Frame.__init__(self, parent, bg='black')</text:span></text:p>
      <text:p text:style-name="P1"><text:span text:style-name="T17"><text:s text:c="8"/># initialize time label</text:span></text:p>
      <text:p text:style-name="P1"><text:span text:style-name="T17"><text:s text:c="8"/>self.time1 = ''</text:span></text:p>
      <text:p text:style-name="P1"><text:span text:style-name="T17"><text:s text:c="8"/>self.timeLbl = Label(self, font=('Helvetica', large_text_size), fg="white", bg="black")</text:span></text:p>
      <text:p text:style-name="P1"><text:span text:style-name="T17"><text:s text:c="8"/>self.timeLbl.pack(side=TOP, anchor=E)</text:span></text:p>
      <text:p text:style-name="P1"><text:span text:style-name="T17"><text:s text:c="8"/># initialize day of week</text:span></text:p>
      <text:p text:style-name="P1"><text:span text:style-name="T17"><text:s text:c="8"/>self.day_of_week1 = ''</text:span></text:p>
      <text:p text:style-name="P1"><text:span text:style-name="T17"><text:s text:c="8"/>self.dayOWLbl = Label(self, text=self.day_of_week1, font=('Helvetica', small_text_size), fg="white", bg="black")</text:span></text:p>
      <text:p text:style-name="P1"><text:span text:style-name="T17"><text:s text:c="8"/>self.dayOWLbl.pack(side=TOP, anchor=E)</text:span></text:p>
      <text:p text:style-name="P1"><text:span text:style-name="T17"><text:s text:c="8"/># initialize date label</text:span></text:p>
      <text:p text:style-name="P1"><text:span text:style-name="T17"><text:s text:c="8"/>self.date1 = ''</text:span></text:p>
      <text:p text:style-name="P1"><text:span text:style-name="T17"><text:s text:c="8"/>self.dateLbl = Label(self, text=self.date1, font=('Helvetica', small_text_size), fg="white", bg="black")</text:span></text:p>
      <text:p text:style-name="P1"><text:span text:style-name="T17"><text:s text:c="8"/>self.dateLbl.pack(side=TOP, anchor=E)</text:span></text:p>
      <text:p text:style-name="P1"><text:span text:style-name="T17"><text:s text:c="8"/>self.tick()</text:span></text:p>
      <text:p text:style-name="P1"><text:span text:style-name="T17"/></text:p>
      <text:p text:style-name="P1"><text:span text:style-name="T17"><text:s text:c="4"/>def tick(self):</text:span></text:p>
      <text:p text:style-name="P1"><text:span text:style-name="T17"><text:s text:c="8"/>with setlocale(ui_locale):</text:span></text:p>
      <text:p text:style-name="P1"><text:span text:style-name="T17"><text:s text:c="12"/>if time_format == 12:</text:span></text:p>
      <text:p text:style-name="P1"><text:span text:style-name="T17"><text:s text:c="16"/>time2 = time.strftime('%I:%M %p') #hour in 12h format</text:span></text:p>
      <text:p text:style-name="P1"><text:span text:style-name="T17"><text:s text:c="12"/>else:</text:span></text:p>
      <text:p text:style-name="P1"><text:span text:style-name="T17"><text:s text:c="16"/>time2 = time.strftime('%H:%M') #hour in 24h format</text:span></text:p>
      <text:p text:style-name="P1"><text:span text:style-name="T17"/></text:p>
      <text:p text:style-name="P1"><text:span text:style-name="T17"><text:s text:c="12"/>day_of_week2 = time.strftime('%A')</text:span></text:p>
      <text:p text:style-name="P1"><text:span text:style-name="T17"><text:s text:c="12"/>date2 = time.strftime(date_format)</text:span></text:p>
      <text:p text:style-name="P1"><text:span text:style-name="T17"><text:s text:c="12"/># if time string has changed, update it</text:span></text:p>
      <text:p text:style-name="P1"><text:span text:style-name="T17"><text:s text:c="12"/>if time2 != self.time1:</text:span></text:p>
      <text:p text:style-name="P1"><text:span text:style-name="T17"><text:s text:c="16"/>self.time1 = time2</text:span></text:p>
      <text:p text:style-name="P1"><text:span text:style-name="T17"><text:s text:c="16"/>self.timeLbl.config(text=time2)</text:span></text:p>
      <text:p text:style-name="P1"><text:span text:style-name="T17"><text:s text:c="12"/>if day_of_week2 != self.day_of_week1:</text:span></text:p>
      <text:p text:style-name="P1"><text:span text:style-name="T17"><text:s text:c="16"/>self.day_of_week1 = day_of_week2</text:span></text:p>
      <text:p text:style-name="P1"><text:span text:style-name="T17"><text:s text:c="16"/>self.dayOWLbl.config(text=day_of_week2)</text:span></text:p>
      <text:p text:style-name="P1"><text:span text:style-name="T17"><text:s text:c="12"/>if date2 != self.date1:</text:span></text:p>
      <text:p text:style-name="P1"><text:span text:style-name="T17"><text:s text:c="16"/>self.date1 = date2</text:span></text:p>
      <text:p text:style-name="P1"><text:span text:style-name="T17"><text:s text:c="16"/>self.dateLbl.config(text=date2)</text:span></text:p>
      <text:p text:style-name="P1"><text:span text:style-name="T17"><text:s text:c="12"/># calls itself every 200 milliseconds</text:span></text:p>
      <text:p text:style-name="P1"><text:span text:style-name="T17"><text:s text:c="12"/># to update the time display as needed</text:span></text:p>
      <text:p text:style-name="P1"><text:span text:style-name="T17"><text:s text:c="12"/># could use &gt;200 ms, but display gets jerky</text:span></text:p>
      <text:p text:style-name="P1"><text:span text:style-name="T17"><text:s text:c="12"/>self.timeLbl.after(200, self.tick)</text:span></text:p>
      <text:p text:style-name="P1"><text:span text:style-name="T17"/></text:p>
      <text:p text:style-name="P1"><text:span text:style-name="T17"/></text:p>
      <text:p text:style-name="P1"><text:span text:style-name="T17">class Weather(Frame):</text:span></text:p>
      <text:p text:style-name="P1"><text:span text:style-name="T17"><text:s text:c="4"/>def __init__(self, parent, *args, **kwargs):</text:span></text:p>
      <text:p text:style-name="P1"><text:span text:style-name="T17"><text:s text:c="8"/>Frame.__init__(self, parent, bg='black')</text:span></text:p>
      <text:p text:style-name="P1"><text:span text:style-name="T17"><text:s text:c="8"/>self.temperature = ''</text:span></text:p>
      <text:p text:style-name="P1"><text:span text:style-name="T17"><text:s text:c="8"/>self.forecast = ''</text:span></text:p>
      <text:p text:style-name="P1"><text:span text:style-name="T17"><text:s text:c="8"/>self.location = ''</text:span></text:p>
      <text:p text:style-name="P1"><text:span text:style-name="T17"><text:s text:c="8"/>self.currently = ''</text:span></text:p>
      <text:p text:style-name="P1"><text:span text:style-name="T17"><text:s text:c="8"/>self.icon = ''</text:span></text:p>
      <text:p text:style-name="P1"><text:span text:style-name="T17"><text:s text:c="8"/>self.degreeFrm = Frame(self, bg="black")</text:span></text:p>
      <text:p text:style-name="P1"><text:span text:style-name="T17"><text:s text:c="8"/>self.degreeFrm.pack(side=TOP, anchor=W)</text:span></text:p>
      <text:p text:style-name="P1"><text:span text:style-name="T17"><text:s text:c="8"/>self.temperatureLbl = Label(self.degreeFrm, font=('Helvetica', xlarge_text_size), fg="white", bg="black")</text:span></text:p>
      <text:p text:style-name="P1"><text:span text:style-name="T17"><text:s text:c="8"/>self.temperatureLbl.pack(side=LEFT, anchor=N)</text:span></text:p>
      <text:p text:style-name="P1"><text:span text:style-name="T17"><text:s text:c="8"/>self.iconLbl = Label(self.degreeFrm, bg="black")</text:span></text:p>
      <text:p text:style-name="P1"><text:span text:style-name="T17"><text:s text:c="8"/>self.iconLbl.pack(side=LEFT, anchor=N, padx=20)</text:span></text:p>
      <text:p text:style-name="P1"><text:span text:style-name="T17"><text:s text:c="8"/>self.currentlyLbl = Label(self, font=('Helvetica', medium_text_size), fg="white", bg="black")</text:span></text:p>
      <text:p text:style-name="P1"><text:span text:style-name="T17"><text:s text:c="8"/>self.currentlyLbl.pack(side=TOP, anchor=W)</text:span></text:p>
      <text:p text:style-name="P1"><text:span text:style-name="T17"><text:s text:c="8"/>self.forecastLbl = Label(self, font=('Helvetica', small_text_size), fg="white", bg="black")</text:span></text:p>
      <text:p text:style-name="P1"><text:span text:style-name="T17"><text:s text:c="8"/>self.forecastLbl.pack(side=TOP, anchor=W)</text:span></text:p>
      <text:p text:style-name="P1"><text:span text:style-name="T17"><text:s text:c="8"/>self.locationLbl = Label(self, font=('Helvetica', small_text_size), fg="white", bg="black")</text:span></text:p>
      <text:p text:style-name="P1"><text:span text:style-name="T17"><text:s text:c="8"/>self.locationLbl.pack(side=TOP, anchor=W)</text:span></text:p>
      <text:p text:style-name="P1"><text:span text:style-name="T17"><text:s text:c="8"/>self.get_weather()</text:span></text:p>
      <text:p text:style-name="P1"><text:span text:style-name="T17"/></text:p>
      <text:p text:style-name="P1"><text:span text:style-name="T17"><text:s text:c="4"/>def get_ip(self):</text:span></text:p>
      <text:p text:style-name="P1"><text:span text:style-name="T17"><text:s text:c="8"/>try:</text:span></text:p>
      <text:p text:style-name="P1"><text:span text:style-name="T17"><text:s text:c="12"/>ip_url = "</text:span><text:a xlink:href="http://jsonip.com/"><text:span text:style-name="T18">http://jsonip.com/</text:span></text:a><text:span text:style-name="T19">"</text:span></text:p>
      <text:p text:style-name="P1"><text:span text:style-name="T19"><text:s text:c="12"/>req = requests.get(ip_url)</text:span></text:p>
      <text:p text:style-name="P1"><text:span text:style-name="T19"><text:s text:c="12"/>ip_json = json.loads(req.text)</text:span></text:p>
      <text:p text:style-name="P1"><text:span text:style-name="T19"><text:s text:c="12"/>return ip_json['ip']</text:span></text:p>
      <text:p text:style-name="P1"><text:span text:style-name="T19"><text:s text:c="8"/>except Exception as e:</text:span></text:p>
      <text:p text:style-name="P1"><text:span text:style-name="T19"><text:s text:c="12"/>traceback.print_exc()</text:span></text:p>
      <text:p text:style-name="P1"><text:span text:style-name="T19"><text:s text:c="12"/>return "Error: %s. Cannot get ip." % e</text:span></text:p>
      <text:p text:style-name="P1"><text:span text:style-name="T19"/></text:p>
      <text:p text:style-name="P1"><text:span text:style-name="T19"><text:s text:c="4"/>def get_weather(self):</text:span></text:p>
      <text:p text:style-name="P1"><text:span text:style-name="T19"><text:s text:c="8"/>try:</text:span></text:p>
      <text:p text:style-name="P1"><text:span text:style-name="T19"/></text:p>
      <text:p text:style-name="P1"><text:span text:style-name="T19"><text:s text:c="12"/>if latitude is None and longitude is None:</text:span></text:p>
      <text:p text:style-name="P1"><text:span text:style-name="T19"><text:s text:c="16"/># get location</text:span></text:p>
      <text:p text:style-name="P1"><text:span text:style-name="T19"><text:s text:c="16"/>location_req_url = "</text:span><text:a xlink:href="http://freegeoip.net/json/%s"><text:span text:style-name="T20">http://freegeoip.net/json/%s</text:span></text:a><text:span text:style-name="T21">" % self.get_ip()</text:span></text:p>
      <text:p text:style-name="P1"><text:span text:style-name="T21"><text:s text:c="16"/>r = requests.get(location_req_url)</text:span></text:p>
      <text:p text:style-name="P1"><text:span text:style-name="T21"><text:s text:c="16"/>location_obj = json.loads(r.text)</text:span></text:p>
      <text:p text:style-name="P1"><text:span text:style-name="T21"/></text:p>
      <text:p text:style-name="P1"><text:span text:style-name="T21"><text:s text:c="16"/>lat = location_obj['latitude']</text:span></text:p>
      <text:p text:style-name="P1"><text:span text:style-name="T21"><text:s text:c="16"/>lon = location_obj['longitude']</text:span></text:p>
      <text:p text:style-name="P1"><text:span text:style-name="T21"/></text:p>
      <text:p text:style-name="P1"><text:span text:style-name="T21"><text:s text:c="16"/>location2 = "%s, %s" % (location_obj['city'], location_obj['region_code'])</text:span></text:p>
      <text:p text:style-name="P1"><text:span text:style-name="T21"/></text:p>
      <text:p text:style-name="P1"><text:span text:style-name="T21"><text:s text:c="16"/># get weather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